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office:forms form:automatic-focus="false" form:apply-design-mode="false"/>
        <table:shapes>
          <draw:frame draw:z-index="0" draw:style-name="gr1" svg:width="15.999cm" svg:height="8.999cm" svg:x="4.587cm" svg:y="6.74cm">
            <draw:object draw:notify-on-update-of-ranges="Tabelle1.A4:Tabelle1.A12 Tabelle1.P2:Tabelle1.P2 Tabelle1.P4:Tabelle1.P12 Tabelle1.A4:Tabelle1.A12 Tabelle1.L2:Tabelle1.L2 Tabelle1.L4:Tabelle1.L12 Tabelle1.A4:Tabelle1.A12 Tabelle1.H2:Tabelle1.H2 Tabelle1.H4:Tabelle1.H12 Tabelle1.A4:Tabelle1.A12 Tabelle1.E2:Tabelle1.E2 Tabelle1.E4:Tabelle1.E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>
            <text:p>Power</text:p>
          </table:table-cell>
          <table:table-cell office:value-type="string">
            <text:p>TCCR1B</text:p>
          </table:table-cell>
          <table:table-cell office:value-type="float" office:value="3">
            <text:p>3</text:p>
          </table:table-cell>
          <table:table-cell table:formula="of:=TEXT([.C1];&quot;#####&quot;) &amp;&quot; &quot; &amp;[.$B1]" office:value-type="string" office:string-value="3 TCCR1B">
            <text:p>3 TCCR1B</text:p>
          </table:table-cell>
          <table:table-cell table:formula="of:=TEXT([.C1];&quot;#####&quot;) &amp;&quot; &quot; &amp;[.$B1]" office:value-type="string" office:string-value="3 TCCR1B">
            <text:p>3 TCCR1B</text:p>
          </table:table-cell>
          <table:table-cell office:value-type="float" office:value="4">
            <text:p>4</text:p>
          </table:table-cell>
          <table:table-cell table:formula="of:=TEXT([.F1];&quot;#####&quot;) &amp;&quot; &quot; &amp;[.$B1]" office:value-type="string" office:string-value="4 TCCR1B">
            <text:p>4 TCCR1B</text:p>
          </table:table-cell>
          <table:table-cell table:formula="of:=TEXT([.F1];&quot;#####&quot;) &amp;&quot; &quot; &amp;[.$B1]" office:value-type="string" office:string-value="4 TCCR1B">
            <text:p>4 TCCR1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TEXT([.J1];&quot;#####&quot;) &amp;&quot; &quot; &amp;[.$B1]" office:value-type="string" office:string-value="6 TCCR1B">
            <text:p>6 TCCR1B</text:p>
          </table:table-cell>
          <table:table-cell table:formula="of:=TEXT([.J1];&quot;#####&quot;) &amp;&quot; &quot; &amp;[.$B1]" office:value-type="string" office:string-value="6 TCCR1B">
            <text:p>6 TCCR1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TEXT([.N1];&quot;#####&quot;) &amp;&quot; &quot; &amp;[.$B1]" office:value-type="string" office:string-value="8 TCCR1B">
            <text:p>8 TCCR1B</text:p>
          </table:table-cell>
          <table:table-cell table:formula="of:=TEXT([.N1];&quot;#####&quot;) &amp;&quot; &quot; &amp;[.$B1]" office:value-type="string" office:string-value="8 TCCR1B">
            <text:p>8 TCCR1B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formula="of:=TEXT([.S1];&quot;#####&quot;) &amp;&quot; &quot; &amp;[.$B1]" office:value-type="string" office:string-value="3 TCCR1B">
            <text:p>3 TCCR1B</text:p>
          </table:table-cell>
          <table:table-cell table:formula="of:=TEXT([.S1];&quot;#####&quot;) &amp;&quot; &quot; &amp;[.$B1]" office:value-type="string" office:string-value="3 TCCR1B">
            <text:p>3 TCCR1B</text:p>
          </table:table-cell>
          <table:table-cell office:value-type="float" office:value="4">
            <text:p>4</text:p>
          </table:table-cell>
          <table:table-cell table:formula="of:=TEXT([.V1];&quot;#####&quot;) &amp;&quot; &quot; &amp;[.$B1]" office:value-type="string" office:string-value="4 TCCR1B">
            <text:p>4 TCCR1B</text:p>
          </table:table-cell>
          <table:table-cell table:formula="of:=TEXT([.V1];&quot;#####&quot;) &amp;&quot; &quot; &amp;[.$B1]" office:value-type="string" office:string-value="4 TCCR1B">
            <text:p>4 TCCR1B</text:p>
          </table:table-cell>
          <table:table-cell office:value-type="float" office:value="6">
            <text:p>6</text:p>
          </table:table-cell>
          <table:table-cell table:formula="of:=TEXT([.Y1];&quot;#####&quot;) &amp;&quot; &quot; &amp;[.$B1]" office:value-type="string" office:string-value="6 TCCR1B">
            <text:p>6 TCCR1B</text:p>
          </table:table-cell>
          <table:table-cell table:formula="of:=TEXT([.Y1];&quot;#####&quot;) &amp;&quot; &quot; &amp;[.$B1]" office:value-type="string" office:string-value="6 TCCR1B">
            <text:p>6 TCCR1B</text:p>
          </table:table-cell>
          <table:table-cell office:value-type="float" office:value="8">
            <text:p>8</text:p>
          </table:table-cell>
          <table:table-cell table:formula="of:=TEXT([.AB1];&quot;#####&quot;) &amp;&quot; &quot; &amp;[.$B1]" office:value-type="string" office:string-value="8 TCCR1B">
            <text:p>8 TCCR1B</text:p>
          </table:table-cell>
          <table:table-cell table:formula="of:=TEXT([.AB1];&quot;#####&quot;) &amp;&quot; &quot; &amp;[.$B1]" office:value-type="string" office:string-value="8 TCCR1B">
            <text:p>8 TCCR1B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Hz</text:p>
          </table:table-cell>
          <table:table-cell table:formula="of:=128000/POWER(2;[.C1])" office:value-type="float" office:value="16000">
            <text:p>16000</text:p>
          </table:table-cell>
          <table:table-cell table:formula="of:=TEXT([.C2];&quot;#####&quot;) &amp;&quot; &quot; &amp;[.$B2]" office:value-type="string" office:string-value="16000 Hz">
            <text:p>16000 Hz</text:p>
          </table:table-cell>
          <table:table-cell table:formula="of:=TEXT([.C2];&quot;#####&quot;) &amp;&quot; &quot; &amp;[.$B2]" office:value-type="string" office:string-value="16000 Hz">
            <text:p>16000 Hz</text:p>
          </table:table-cell>
          <table:table-cell table:formula="of:=128000/POWER(2;[.F1])" office:value-type="float" office:value="8000">
            <text:p>8000</text:p>
          </table:table-cell>
          <table:table-cell table:formula="of:=TEXT([.F2];&quot;#####&quot;) &amp;&quot; &quot; &amp;[.$B2]" office:value-type="string" office:string-value="8000 Hz">
            <text:p>8000 Hz</text:p>
          </table:table-cell>
          <table:table-cell table:formula="of:=TEXT([.F2];&quot;#####&quot;) &amp;&quot; &quot; &amp;[.$B2]" office:value-type="string" office:string-value="8000 Hz">
            <text:p>8000 Hz</text:p>
          </table:table-cell>
          <table:table-cell table:formula="of:=128000/POWER(2;[.I1])" office:value-type="float" office:value="4000">
            <text:p>4000</text:p>
          </table:table-cell>
          <table:table-cell table:formula="of:=128000/POWER(2;[.J1])" office:value-type="float" office:value="2000">
            <text:p>2000</text:p>
          </table:table-cell>
          <table:table-cell table:formula="of:=TEXT([.J2];&quot;#####&quot;) &amp;&quot; &quot; &amp;[.$B2]" office:value-type="string" office:string-value="2000 Hz">
            <text:p>2000 Hz</text:p>
          </table:table-cell>
          <table:table-cell table:formula="of:=TEXT([.J2];&quot;#####&quot;) &amp;&quot; &quot; &amp;[.$B2]" office:value-type="string" office:string-value="2000 Hz">
            <text:p>2000 Hz</text:p>
          </table:table-cell>
          <table:table-cell table:formula="of:=128000/POWER(2;[.M1])" office:value-type="float" office:value="1000">
            <text:p>1000</text:p>
          </table:table-cell>
          <table:table-cell table:formula="of:=128000/POWER(2;[.N1])" office:value-type="float" office:value="500">
            <text:p>500</text:p>
          </table:table-cell>
          <table:table-cell table:formula="of:=TEXT([.N2];&quot;#####&quot;) &amp;&quot; &quot; &amp;[.$B2]" office:value-type="string" office:string-value="500 Hz">
            <text:p>500 Hz</text:p>
          </table:table-cell>
          <table:table-cell table:formula="of:=TEXT([.N2];&quot;#####&quot;) &amp;&quot; &quot; &amp;[.$B2]" office:value-type="string" office:string-value="500 Hz">
            <text:p>500 Hz</text:p>
          </table:table-cell>
          <table:table-cell table:formula="of:=128000/POWER(2;[.Q1])" office:value-type="float" office:value="250">
            <text:p>250</text:p>
          </table:table-cell>
          <table:table-cell/>
          <table:table-cell table:formula="of:=128000/POWER(2;[.S1])" office:value-type="float" office:value="16000">
            <text:p>16000</text:p>
          </table:table-cell>
          <table:table-cell table:formula="of:=TEXT([.S2];&quot;#####&quot;) &amp;&quot; &quot; &amp;[.$B2]" office:value-type="string" office:string-value="16000 Hz">
            <text:p>16000 Hz</text:p>
          </table:table-cell>
          <table:table-cell table:formula="of:=TEXT([.S2];&quot;#####&quot;) &amp;&quot; &quot; &amp;[.$B2]" office:value-type="string" office:string-value="16000 Hz">
            <text:p>16000 Hz</text:p>
          </table:table-cell>
          <table:table-cell table:formula="of:=128000/POWER(2;[.V1])" office:value-type="float" office:value="8000">
            <text:p>8000</text:p>
          </table:table-cell>
          <table:table-cell table:formula="of:=TEXT([.V2];&quot;#####&quot;) &amp;&quot; &quot; &amp;[.$B2]" office:value-type="string" office:string-value="8000 Hz">
            <text:p>8000 Hz</text:p>
          </table:table-cell>
          <table:table-cell table:formula="of:=TEXT([.V2];&quot;#####&quot;) &amp;&quot; &quot; &amp;[.$B2]" office:value-type="string" office:string-value="8000 Hz">
            <text:p>8000 Hz</text:p>
          </table:table-cell>
          <table:table-cell table:formula="of:=128000/POWER(2;[.Y1])" office:value-type="float" office:value="2000">
            <text:p>2000</text:p>
          </table:table-cell>
          <table:table-cell table:formula="of:=TEXT([.Y2];&quot;#####&quot;) &amp;&quot; &quot; &amp;[.$B2]" office:value-type="string" office:string-value="2000 Hz">
            <text:p>2000 Hz</text:p>
          </table:table-cell>
          <table:table-cell table:formula="of:=TEXT([.Y2];&quot;#####&quot;) &amp;&quot; &quot; &amp;[.$B2]" office:value-type="string" office:string-value="2000 Hz">
            <text:p>2000 Hz</text:p>
          </table:table-cell>
          <table:table-cell table:formula="of:=128000/POWER(2;[.AB1])" office:value-type="float" office:value="500">
            <text:p>500</text:p>
          </table:table-cell>
          <table:table-cell table:formula="of:=TEXT([.AB2];&quot;#####&quot;) &amp;&quot; &quot; &amp;[.$B2]" office:value-type="string" office:string-value="500 Hz">
            <text:p>500 Hz</text:p>
          </table:table-cell>
          <table:table-cell table:formula="of:=TEXT([.AB2];&quot;#####&quot;) &amp;&quot; &quot; &amp;[.$B2]" office:value-type="string" office:string-value="500 Hz">
            <text:p>500 Hz</text:p>
          </table:table-cell>
        </table:table-row>
        <table:table-row table:style-name="ro1">
          <table:table-cell table:number-columns-repeated="3"/>
          <table:table-cell office:value-type="string">
            <text:p>Gramm</text:p>
          </table:table-cell>
          <table:table-cell office:value-type="string">
            <text:p>N*cm</text:p>
          </table:table-cell>
          <table:table-cell table:number-columns-repeated="2" office:value-type="string">
            <text:p>Gramm</text:p>
          </table:table-cell>
          <table:table-cell office:value-type="string">
            <text:p>N*cm</text:p>
          </table:table-cell>
          <table:table-cell/>
          <table:table-cell table:number-columns-repeated="2" office:value-type="string">
            <text:p>Gramm</text:p>
          </table:table-cell>
          <table:table-cell office:value-type="string">
            <text:p>N*cm</text:p>
          </table:table-cell>
          <table:table-cell/>
          <table:table-cell table:number-columns-repeated="2" office:value-type="string">
            <text:p>Gramm</text:p>
          </table:table-cell>
          <table:table-cell office:value-type="string">
            <text:p>N*cm</text:p>
          </table:table-cell>
          <table:table-cell table:number-columns-repeated="3"/>
          <table:table-cell office:value-type="string">
            <text:p>Gramm</text:p>
          </table:table-cell>
          <table:table-cell office:value-type="string">
            <text:p>N*cm</text:p>
          </table:table-cell>
          <table:table-cell table:number-columns-repeated="2" office:value-type="string">
            <text:p>Gramm</text:p>
          </table:table-cell>
          <table:table-cell office:value-type="string">
            <text:p>N*cm</text:p>
          </table:table-cell>
          <table:table-cell table:number-columns-repeated="2" office:value-type="string">
            <text:p>Gramm</text:p>
          </table:table-cell>
          <table:table-cell office:value-type="string">
            <text:p>N*cm</text:p>
          </table:table-cell>
          <table:table-cell table:number-columns-repeated="2" office:value-type="string">
            <text:p>Gramm</text:p>
          </table:table-cell>
          <table:table-cell office:value-type="string">
            <text:p>N*cm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table:formula="of:=[.C$4]-[.C4]" office:value-type="float" office:value="0">
            <text:p>0</text:p>
          </table:table-cell>
          <table:table-cell table:style-name="ce1" table:formula="of:=[.D4]*[.$B$17]/1000*[.$B$19]" office:value-type="float" office:value="0">
            <text:p>0,00</text:p>
          </table:table-cell>
          <table:table-cell office:value-type="float" office:value="342">
            <text:p>342</text:p>
          </table:table-cell>
          <table:table-cell table:formula="of:=[.F$4]-[.F4]" office:value-type="float" office:value="0">
            <text:p>0</text:p>
          </table:table-cell>
          <table:table-cell table:style-name="ce1" table:formula="of:=[.G4]*[.$B$17]/1000*[.$B$19]" office:value-type="float" office:value="0">
            <text:p>0,00</text:p>
          </table:table-cell>
          <table:table-cell/>
          <table:table-cell office:value-type="float" office:value="342">
            <text:p>342</text:p>
          </table:table-cell>
          <table:table-cell table:formula="of:=[.J$4]-[.J4]" office:value-type="float" office:value="0">
            <text:p>0</text:p>
          </table:table-cell>
          <table:table-cell table:style-name="ce1" table:formula="of:=[.K4]*[.$B$17]/1000*[.$B$19]" office:value-type="float" office:value="0">
            <text:p>0,00</text:p>
          </table:table-cell>
          <table:table-cell/>
          <table:table-cell office:value-type="float" office:value="342">
            <text:p>342</text:p>
          </table:table-cell>
          <table:table-cell table:formula="of:=[.N$4]-[.N4]" office:value-type="float" office:value="0">
            <text:p>0</text:p>
          </table:table-cell>
          <table:table-cell table:style-name="ce1" table:formula="of:=[.O4]*[.$B$17]/1000*[.$B$19]" office:value-type="float" office:value="0">
            <text:p>0,00</text:p>
          </table:table-cell>
          <table:table-cell table:number-columns-repeated="2"/>
          <table:table-cell office:value-type="float" office:value="342">
            <text:p>342</text:p>
          </table:table-cell>
          <table:table-cell table:formula="of:=[.S$4]-[.S4]" office:value-type="float" office:value="0">
            <text:p>0</text:p>
          </table:table-cell>
          <table:table-cell table:style-name="ce1" table:formula="of:=[.T4]*[.$B$17]/1000*[.$B$19]" office:value-type="float" office:value="0">
            <text:p>0,00</text:p>
          </table:table-cell>
          <table:table-cell office:value-type="float" office:value="342">
            <text:p>342</text:p>
          </table:table-cell>
          <table:table-cell table:formula="of:=[.V$4]-[.V4]" office:value-type="float" office:value="0">
            <text:p>0</text:p>
          </table:table-cell>
          <table:table-cell table:style-name="ce1" table:formula="of:=[.W4]*[.$B$17]/1000*[.$B$19]" office:value-type="float" office:value="0">
            <text:p>0,00</text:p>
          </table:table-cell>
          <table:table-cell office:value-type="float" office:value="342">
            <text:p>342</text:p>
          </table:table-cell>
          <table:table-cell table:formula="of:=[.Y$4]-[.Y4]" office:value-type="float" office:value="0">
            <text:p>0</text:p>
          </table:table-cell>
          <table:table-cell table:style-name="ce1" table:formula="of:=[.Z4]*[.$B$17]/1000*[.$B$19]" office:value-type="float" office:value="0">
            <text:p>0,00</text:p>
          </table:table-cell>
          <table:table-cell office:value-type="float" office:value="342">
            <text:p>342</text:p>
          </table:table-cell>
          <table:table-cell table:formula="of:=[.AB$4]-[.AB4]" office:value-type="float" office:value="0">
            <text:p>0</text:p>
          </table:table-cell>
          <table:table-cell table:style-name="ce1" table:formula="of:=[.AC4]*[.$B$17]/1000*[.$B$19]" office:value-type="float" office:value="0">
            <text:p>0,0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35">
            <text:p>335</text:p>
          </table:table-cell>
          <table:table-cell table:formula="of:=[.C$4]-[.C5]" office:value-type="float" office:value="7">
            <text:p>7</text:p>
          </table:table-cell>
          <table:table-cell table:style-name="ce1" table:formula="of:=[.D5]*[.$B$17]/1000*[.$B$19]" office:value-type="float" office:value="0.121313786357537">
            <text:p>0,12</text:p>
          </table:table-cell>
          <table:table-cell office:value-type="float" office:value="334">
            <text:p>334</text:p>
          </table:table-cell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office:value-type="float" office:value="330">
            <text:p>330</text:p>
          </table:table-cell>
          <table:table-cell table:formula="of:=[.S$4]-[.S5]" office:value-type="float" office:value="12">
            <text:p>12</text:p>
          </table:table-cell>
          <table:table-cell table:style-name="ce1" table:formula="of:=[.T5]*[.$B$17]/1000*[.$B$19]" office:value-type="float" office:value="0.207966490898635">
            <text:p>0,21</text:p>
          </table:table-cell>
          <table:table-cell/>
          <table:table-cell table:formula="of:=[.V$4]-[.V5]" office:value-type="float" office:value="342">
            <text:p>342</text:p>
          </table:table-cell>
          <table:table-cell table:style-name="ce1" table:formula="of:=[.W5]*[.$B$17]/1000*[.$B$19]" office:value-type="float" office:value="5.9270449906111">
            <text:p>5,93</text:p>
          </table:table-cell>
          <table:table-cell/>
          <table:table-cell table:formula="of:=[.Y$4]-[.Y6]" office:value-type="float" office:value="2">
            <text:p>2</text:p>
          </table:table-cell>
          <table:table-cell table:style-name="ce1" table:formula="of:=[.Z5]*[.$B$17]/1000*[.$B$19]" office:value-type="float" office:value="0.0346610818164392">
            <text:p>0,03</text:p>
          </table:table-cell>
          <table:table-cell/>
          <table:table-cell table:formula="of:=[.AB$4]-[.AB5]" office:value-type="float" office:value="342">
            <text:p>342</text:p>
          </table:table-cell>
          <table:table-cell table:style-name="ce1" table:formula="of:=[.AC5]*[.$B$17]/1000*[.$B$19]" office:value-type="float" office:value="5.9270449906111">
            <text:p>5,93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28">
            <text:p>328</text:p>
          </table:table-cell>
          <table:table-cell table:formula="of:=[.C$4]-[.C6]" office:value-type="float" office:value="14">
            <text:p>14</text:p>
          </table:table-cell>
          <table:table-cell table:style-name="ce1" table:formula="of:=[.D6]*[.$B$17]/1000*[.$B$19]" office:value-type="float" office:value="0.242627572715074">
            <text:p>0,24</text:p>
          </table:table-cell>
          <table:table-cell office:value-type="float" office:value="335">
            <text:p>335</text:p>
          </table:table-cell>
          <table:table-cell table:formula="of:=[.F$4]-[.F6]" office:value-type="float" office:value="7">
            <text:p>7</text:p>
          </table:table-cell>
          <table:table-cell table:style-name="ce1" table:formula="of:=[.G6]*[.$B$17]/1000*[.$B$19]" office:value-type="float" office:value="0.121313786357537">
            <text:p>0,12</text:p>
          </table:table-cell>
          <table:table-cell/>
          <table:table-cell office:value-type="float" office:value="342">
            <text:p>342</text:p>
          </table:table-cell>
          <table:table-cell table:formula="of:=[.J$4]-[.J6]" office:value-type="float" office:value="0">
            <text:p>0</text:p>
          </table:table-cell>
          <table:table-cell table:style-name="ce1" table:formula="of:=[.K6]*[.$B$17]/1000*[.$B$19]" office:value-type="float" office:value="0">
            <text:p>0,00</text:p>
          </table:table-cell>
          <table:table-cell/>
          <table:table-cell office:value-type="float" office:value="335">
            <text:p>335</text:p>
          </table:table-cell>
          <table:table-cell table:formula="of:=[.N$4]-[.N6]" office:value-type="float" office:value="7">
            <text:p>7</text:p>
          </table:table-cell>
          <table:table-cell table:style-name="ce1" table:formula="of:=[.O6]*[.$B$17]/1000*[.$B$19]" office:value-type="float" office:value="0.121313786357537">
            <text:p>0,12</text:p>
          </table:table-cell>
          <table:table-cell table:number-columns-repeated="2"/>
          <table:table-cell office:value-type="float" office:value="320">
            <text:p>320</text:p>
          </table:table-cell>
          <table:table-cell table:formula="of:=[.S$4]-[.S6]" office:value-type="float" office:value="22">
            <text:p>22</text:p>
          </table:table-cell>
          <table:table-cell table:style-name="ce1" table:formula="of:=[.T6]*[.$B$17]/1000*[.$B$19]" office:value-type="float" office:value="0.381271899980831">
            <text:p>0,38</text:p>
          </table:table-cell>
          <table:table-cell/>
          <table:table-cell table:formula="of:=[.V$4]-[.V6]" office:value-type="float" office:value="342">
            <text:p>342</text:p>
          </table:table-cell>
          <table:table-cell table:style-name="ce1" table:formula="of:=[.W6]*[.$B$17]/1000*[.$B$19]" office:value-type="float" office:value="5.9270449906111">
            <text:p>5,93</text:p>
          </table:table-cell>
          <table:table-cell office:value-type="float" office:value="340">
            <text:p>340</text:p>
          </table:table-cell>
          <table:table-cell table:formula="of:=[.Y$4]-[.Y6]" office:value-type="float" office:value="2">
            <text:p>2</text:p>
          </table:table-cell>
          <table:table-cell table:style-name="ce1" table:formula="of:=[.Z6]*[.$B$17]/1000*[.$B$19]" office:value-type="float" office:value="0.0346610818164392">
            <text:p>0,03</text:p>
          </table:table-cell>
          <table:table-cell/>
          <table:table-cell table:formula="of:=[.AB$4]-[.AB6]" office:value-type="float" office:value="342">
            <text:p>342</text:p>
          </table:table-cell>
          <table:table-cell table:style-name="ce1" table:formula="of:=[.AC6]*[.$B$17]/1000*[.$B$19]" office:value-type="float" office:value="5.9270449906111">
            <text:p>5,9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[.C$4]-[.C7]" office:value-type="float" office:value="25">
            <text:p>25</text:p>
          </table:table-cell>
          <table:table-cell table:style-name="ce1" table:formula="of:=[.D7]*[.$B$17]/1000*[.$B$19]" office:value-type="float" office:value="0.433263522705489">
            <text:p>0,43</text:p>
          </table:table-cell>
          <table:table-cell office:value-type="float" office:value="330">
            <text:p>330</text:p>
          </table:table-cell>
          <table:table-cell table:formula="of:=[.F$4]-[.F7]" office:value-type="float" office:value="12">
            <text:p>12</text:p>
          </table:table-cell>
          <table:table-cell table:style-name="ce1" table:formula="of:=[.G7]*[.$B$17]/1000*[.$B$19]" office:value-type="float" office:value="0.207966490898635">
            <text:p>0,21</text:p>
          </table:table-cell>
          <table:table-cell/>
          <table:table-cell office:value-type="float" office:value="335">
            <text:p>335</text:p>
          </table:table-cell>
          <table:table-cell table:formula="of:=[.J$4]-[.J7]" office:value-type="float" office:value="7">
            <text:p>7</text:p>
          </table:table-cell>
          <table:table-cell table:style-name="ce1" table:formula="of:=[.K7]*[.$B$17]/1000*[.$B$19]" office:value-type="float" office:value="0.121313786357537">
            <text:p>0,12</text:p>
          </table:table-cell>
          <table:table-cell/>
          <table:table-cell office:value-type="float" office:value="324">
            <text:p>324</text:p>
          </table:table-cell>
          <table:table-cell table:formula="of:=[.N$4]-[.N7]" office:value-type="float" office:value="18">
            <text:p>18</text:p>
          </table:table-cell>
          <table:table-cell table:style-name="ce1" table:formula="of:=[.O7]*[.$B$17]/1000*[.$B$19]" office:value-type="float" office:value="0.311949736347952">
            <text:p>0,31</text:p>
          </table:table-cell>
          <table:table-cell table:number-columns-repeated="2"/>
          <table:table-cell office:value-type="float" office:value="315">
            <text:p>315</text:p>
          </table:table-cell>
          <table:table-cell table:formula="of:=[.S$4]-[.S7]" office:value-type="float" office:value="27">
            <text:p>27</text:p>
          </table:table-cell>
          <table:table-cell table:style-name="ce1" table:formula="of:=[.T7]*[.$B$17]/1000*[.$B$19]" office:value-type="float" office:value="0.467924604521929">
            <text:p>0,47</text:p>
          </table:table-cell>
          <table:table-cell/>
          <table:table-cell table:formula="of:=[.V$4]-[.V7]" office:value-type="float" office:value="342">
            <text:p>342</text:p>
          </table:table-cell>
          <table:table-cell table:style-name="ce1" table:formula="of:=[.W7]*[.$B$17]/1000*[.$B$19]" office:value-type="float" office:value="5.9270449906111">
            <text:p>5,93</text:p>
          </table:table-cell>
          <table:table-cell office:value-type="float" office:value="335">
            <text:p>335</text:p>
          </table:table-cell>
          <table:table-cell table:formula="of:=[.Y$4]-[.Y7]" office:value-type="float" office:value="7">
            <text:p>7</text:p>
          </table:table-cell>
          <table:table-cell table:style-name="ce1" table:formula="of:=[.Z7]*[.$B$17]/1000*[.$B$19]" office:value-type="float" office:value="0.121313786357537">
            <text:p>0,12</text:p>
          </table:table-cell>
          <table:table-cell/>
          <table:table-cell table:formula="of:=[.AB$4]-[.AB7]" office:value-type="float" office:value="342">
            <text:p>342</text:p>
          </table:table-cell>
          <table:table-cell table:style-name="ce1" table:formula="of:=[.AC7]*[.$B$17]/1000*[.$B$19]" office:value-type="float" office:value="5.9270449906111">
            <text:p>5,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310">
            <text:p>310</text:p>
          </table:table-cell>
          <table:table-cell table:formula="of:=[.C$4]-[.C8]" office:value-type="float" office:value="32">
            <text:p>32</text:p>
          </table:table-cell>
          <table:table-cell table:style-name="ce1" table:formula="of:=[.D8]*[.$B$17]/1000*[.$B$19]" office:value-type="float" office:value="0.554577309063027">
            <text:p>0,55</text:p>
          </table:table-cell>
          <table:table-cell office:value-type="float" office:value="323">
            <text:p>323</text:p>
          </table:table-cell>
          <table:table-cell table:formula="of:=[.F$4]-[.F8]" office:value-type="float" office:value="19">
            <text:p>19</text:p>
          </table:table-cell>
          <table:table-cell table:style-name="ce1" table:formula="of:=[.G8]*[.$B$17]/1000*[.$B$19]" office:value-type="float" office:value="0.329280277256172">
            <text:p>0,33</text:p>
          </table:table-cell>
          <table:table-cell/>
          <table:table-cell office:value-type="float" office:value="317">
            <text:p>317</text:p>
          </table:table-cell>
          <table:table-cell table:formula="of:=[.J$4]-[.J8]" office:value-type="float" office:value="25">
            <text:p>25</text:p>
          </table:table-cell>
          <table:table-cell table:style-name="ce1" table:formula="of:=[.K8]*[.$B$17]/1000*[.$B$19]" office:value-type="float" office:value="0.433263522705489">
            <text:p>0,43</text:p>
          </table:table-cell>
          <table:table-cell/>
          <table:table-cell office:value-type="float" office:value="300">
            <text:p>300</text:p>
          </table:table-cell>
          <table:table-cell table:formula="of:=[.N$4]-[.N8]" office:value-type="float" office:value="42">
            <text:p>42</text:p>
          </table:table-cell>
          <table:table-cell table:style-name="ce1" table:formula="of:=[.O8]*[.$B$17]/1000*[.$B$19]" office:value-type="float" office:value="0.727882718145222">
            <text:p>0,73</text:p>
          </table:table-cell>
          <table:table-cell table:number-columns-repeated="2"/>
          <table:table-cell office:value-type="float" office:value="310">
            <text:p>310</text:p>
          </table:table-cell>
          <table:table-cell table:formula="of:=[.S$4]-[.S8]" office:value-type="float" office:value="32">
            <text:p>32</text:p>
          </table:table-cell>
          <table:table-cell table:style-name="ce1" table:formula="of:=[.T8]*[.$B$17]/1000*[.$B$19]" office:value-type="float" office:value="0.554577309063027">
            <text:p>0,55</text:p>
          </table:table-cell>
          <table:table-cell/>
          <table:table-cell table:formula="of:=[.V$4]-[.V8]" office:value-type="float" office:value="342">
            <text:p>342</text:p>
          </table:table-cell>
          <table:table-cell table:style-name="ce1" table:formula="of:=[.W8]*[.$B$17]/1000*[.$B$19]" office:value-type="float" office:value="5.9270449906111">
            <text:p>5,93</text:p>
          </table:table-cell>
          <table:table-cell office:value-type="float" office:value="316">
            <text:p>316</text:p>
          </table:table-cell>
          <table:table-cell table:formula="of:=[.Y$4]-[.Y8]" office:value-type="float" office:value="26">
            <text:p>26</text:p>
          </table:table-cell>
          <table:table-cell table:style-name="ce1" table:formula="of:=[.Z8]*[.$B$17]/1000*[.$B$19]" office:value-type="float" office:value="0.450594063613709">
            <text:p>0,45</text:p>
          </table:table-cell>
          <table:table-cell/>
          <table:table-cell table:formula="of:=[.AB$4]-[.AB8]" office:value-type="float" office:value="342">
            <text:p>342</text:p>
          </table:table-cell>
          <table:table-cell table:style-name="ce1" table:formula="of:=[.AC8]*[.$B$17]/1000*[.$B$19]" office:value-type="float" office:value="5.9270449906111">
            <text:p>5,93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00">
            <text:p>300</text:p>
          </table:table-cell>
          <table:table-cell table:formula="of:=[.C$4]-[.C9]" office:value-type="float" office:value="42">
            <text:p>42</text:p>
          </table:table-cell>
          <table:table-cell table:style-name="ce1" table:formula="of:=[.D9]*[.$B$17]/1000*[.$B$19]" office:value-type="float" office:value="0.727882718145222">
            <text:p>0,73</text:p>
          </table:table-cell>
          <table:table-cell office:value-type="float" office:value="310">
            <text:p>310</text:p>
          </table:table-cell>
          <table:table-cell table:formula="of:=[.F$4]-[.F9]" office:value-type="float" office:value="32">
            <text:p>32</text:p>
          </table:table-cell>
          <table:table-cell table:style-name="ce1" table:formula="of:=[.G9]*[.$B$17]/1000*[.$B$19]" office:value-type="float" office:value="0.554577309063027">
            <text:p>0,55</text:p>
          </table:table-cell>
          <table:table-cell/>
          <table:table-cell office:value-type="float" office:value="284">
            <text:p>284</text:p>
          </table:table-cell>
          <table:table-cell table:formula="of:=[.J$4]-[.J9]" office:value-type="float" office:value="58">
            <text:p>58</text:p>
          </table:table-cell>
          <table:table-cell table:style-name="ce1" table:formula="of:=[.K9]*[.$B$17]/1000*[.$B$19]" office:value-type="float" office:value="1.00517137267674">
            <text:p>1,01</text:p>
          </table:table-cell>
          <table:table-cell/>
          <table:table-cell office:value-type="float" office:value="245">
            <text:p>245</text:p>
          </table:table-cell>
          <table:table-cell table:formula="of:=[.N$4]-[.N9]" office:value-type="float" office:value="97">
            <text:p>97</text:p>
          </table:table-cell>
          <table:table-cell table:style-name="ce1" table:formula="of:=[.O9]*[.$B$17]/1000*[.$B$19]" office:value-type="float" office:value="1.6810624680973">
            <text:p>1,68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[.S$4]-[.S9]" office:value-type="float" office:value="42">
            <text:p>42</text:p>
          </table:table-cell>
          <table:table-cell table:style-name="ce1" table:formula="of:=[.T9]*[.$B$17]/1000*[.$B$19]" office:value-type="float" office:value="0.727882718145222">
            <text:p>0,73</text:p>
          </table:table-cell>
          <table:table-cell/>
          <table:table-cell table:formula="of:=[.V$4]-[.V9]" office:value-type="float" office:value="342">
            <text:p>342</text:p>
          </table:table-cell>
          <table:table-cell table:style-name="ce1" table:formula="of:=[.W9]*[.$B$17]/1000*[.$B$19]" office:value-type="float" office:value="5.9270449906111">
            <text:p>5,93</text:p>
          </table:table-cell>
          <table:table-cell office:value-type="float" office:value="285">
            <text:p>285</text:p>
          </table:table-cell>
          <table:table-cell table:formula="of:=[.Y$4]-[.Y9]" office:value-type="float" office:value="57">
            <text:p>57</text:p>
          </table:table-cell>
          <table:table-cell table:style-name="ce1" table:formula="of:=[.Z9]*[.$B$17]/1000*[.$B$19]" office:value-type="float" office:value="0.987840831768516">
            <text:p>0,99</text:p>
          </table:table-cell>
          <table:table-cell/>
          <table:table-cell table:formula="of:=[.AB$4]-[.AB9]" office:value-type="float" office:value="342">
            <text:p>342</text:p>
          </table:table-cell>
          <table:table-cell table:style-name="ce1" table:formula="of:=[.AC9]*[.$B$17]/1000*[.$B$19]" office:value-type="float" office:value="5.9270449906111">
            <text:p>5,93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240">
            <text:p>240</text:p>
          </table:table-cell>
          <table:table-cell table:formula="of:=[.C$4]-[.C10]" office:value-type="float" office:value="102">
            <text:p>102</text:p>
          </table:table-cell>
          <table:table-cell table:style-name="ce1" table:formula="of:=[.D10]*[.$B$17]/1000*[.$B$19]" office:value-type="float" office:value="1.7677151726384">
            <text:p>1,77</text:p>
          </table:table-cell>
          <table:table-cell office:value-type="float" office:value="280">
            <text:p>280</text:p>
          </table:table-cell>
          <table:table-cell table:formula="of:=[.F$4]-[.F10]" office:value-type="float" office:value="62">
            <text:p>62</text:p>
          </table:table-cell>
          <table:table-cell table:style-name="ce1" table:formula="of:=[.G10]*[.$B$17]/1000*[.$B$19]" office:value-type="float" office:value="1.07449353630961">
            <text:p>1,07</text:p>
          </table:table-cell>
          <table:table-cell/>
          <table:table-cell office:value-type="float" office:value="195">
            <text:p>195</text:p>
          </table:table-cell>
          <table:table-cell table:formula="of:=[.J$4]-[.J10]" office:value-type="float" office:value="147">
            <text:p>147</text:p>
          </table:table-cell>
          <table:table-cell table:style-name="ce1" table:formula="of:=[.K10]*[.$B$17]/1000*[.$B$19]" office:value-type="float" office:value="2.54758951350828">
            <text:p>2,55</text:p>
          </table:table-cell>
          <table:table-cell/>
          <table:table-cell office:value-type="float" office:value="175">
            <text:p>175</text:p>
          </table:table-cell>
          <table:table-cell table:formula="of:=[.N$4]-[.N10]" office:value-type="float" office:value="167">
            <text:p>167</text:p>
          </table:table-cell>
          <table:table-cell table:style-name="ce1" table:formula="of:=[.O10]*[.$B$17]/1000*[.$B$19]" office:value-type="float" office:value="2.89420033167267">
            <text:p>2,89</text:p>
          </table:table-cell>
          <table:table-cell table:number-columns-repeated="2"/>
          <table:table-cell office:value-type="float" office:value="255">
            <text:p>255</text:p>
          </table:table-cell>
          <table:table-cell table:formula="of:=[.S$4]-[.S10]" office:value-type="float" office:value="87">
            <text:p>87</text:p>
          </table:table-cell>
          <table:table-cell table:style-name="ce1" table:formula="of:=[.T10]*[.$B$17]/1000*[.$B$19]" office:value-type="float" office:value="1.5077570590151">
            <text:p>1,51</text:p>
          </table:table-cell>
          <table:table-cell/>
          <table:table-cell table:formula="of:=[.V$4]-[.V10]" office:value-type="float" office:value="342">
            <text:p>342</text:p>
          </table:table-cell>
          <table:table-cell table:style-name="ce1" table:formula="of:=[.W10]*[.$B$17]/1000*[.$B$19]" office:value-type="float" office:value="5.9270449906111">
            <text:p>5,93</text:p>
          </table:table-cell>
          <table:table-cell office:value-type="float" office:value="175">
            <text:p>175</text:p>
          </table:table-cell>
          <table:table-cell table:formula="of:=[.Y$4]-[.Y10]" office:value-type="float" office:value="167">
            <text:p>167</text:p>
          </table:table-cell>
          <table:table-cell table:style-name="ce1" table:formula="of:=[.Z10]*[.$B$17]/1000*[.$B$19]" office:value-type="float" office:value="2.89420033167267">
            <text:p>2,89</text:p>
          </table:table-cell>
          <table:table-cell/>
          <table:table-cell table:formula="of:=[.AB$4]-[.AB10]" office:value-type="float" office:value="342">
            <text:p>342</text:p>
          </table:table-cell>
          <table:table-cell table:style-name="ce1" table:formula="of:=[.AC10]*[.$B$17]/1000*[.$B$19]" office:value-type="float" office:value="5.9270449906111">
            <text:p>5,93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float" office:value="70">
            <text:p>70</text:p>
          </table:table-cell>
          <table:table-cell table:formula="of:=[.C$4]-[.C11]" office:value-type="float" office:value="272">
            <text:p>272</text:p>
          </table:table-cell>
          <table:table-cell table:style-name="ce1" table:formula="of:=[.D11]*[.$B$17]/1000*[.$B$19]" office:value-type="float" office:value="4.71390712703573">
            <text:p>4,71</text:p>
          </table:table-cell>
          <table:table-cell office:value-type="float" office:value="175">
            <text:p>175</text:p>
          </table:table-cell>
          <table:table-cell table:formula="of:=[.F$4]-[.F11]" office:value-type="float" office:value="167">
            <text:p>167</text:p>
          </table:table-cell>
          <table:table-cell table:style-name="ce1" table:formula="of:=[.G11]*[.$B$17]/1000*[.$B$19]" office:value-type="float" office:value="2.89420033167267">
            <text:p>2,89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office:value-type="float" office:value="170">
            <text:p>170</text:p>
          </table:table-cell>
          <table:table-cell table:formula="of:=[.S$4]-[.S11]" office:value-type="float" office:value="172">
            <text:p>172</text:p>
          </table:table-cell>
          <table:table-cell table:style-name="ce1" table:formula="of:=[.T11]*[.$B$17]/1000*[.$B$19]" office:value-type="float" office:value="2.98085303621377">
            <text:p>2,98</text:p>
          </table:table-cell>
          <table:table-cell/>
          <table:table-cell table:formula="of:=[.V$4]-[.V11]" office:value-type="float" office:value="342">
            <text:p>342</text:p>
          </table:table-cell>
          <table:table-cell table:style-name="ce1" table:formula="of:=[.W11]*[.$B$17]/1000*[.$B$19]" office:value-type="float" office:value="5.9270449906111">
            <text:p>5,93</text:p>
          </table:table-cell>
          <table:table-cell office:value-type="float" office:value="72">
            <text:p>72</text:p>
          </table:table-cell>
          <table:table-cell table:formula="of:=[.Y$4]-[.Y11]" office:value-type="float" office:value="270">
            <text:p>270</text:p>
          </table:table-cell>
          <table:table-cell table:style-name="ce1" table:formula="of:=[.Z11]*[.$B$17]/1000*[.$B$19]" office:value-type="float" office:value="4.67924604521929">
            <text:p>4,68</text:p>
          </table:table-cell>
          <table:table-cell/>
          <table:table-cell table:formula="of:=[.AB$4]-[.AB11]" office:value-type="float" office:value="342">
            <text:p>342</text:p>
          </table:table-cell>
          <table:table-cell table:style-name="ce1" table:formula="of:=[.AC11]*[.$B$17]/1000*[.$B$19]" office:value-type="float" office:value="5.9270449906111">
            <text:p>5,9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float" office:value="45">
            <text:p>45</text:p>
          </table:table-cell>
          <table:table-cell table:formula="of:=[.C$4]-[.C12]" office:value-type="float" office:value="297">
            <text:p>297</text:p>
          </table:table-cell>
          <table:table-cell table:style-name="ce1" table:formula="of:=[.D12]*[.$B$17]/1000*[.$B$19]" office:value-type="float" office:value="5.14717064974121">
            <text:p>5,15</text:p>
          </table:table-cell>
          <table:table-cell office:value-type="float" office:value="55">
            <text:p>55</text:p>
          </table:table-cell>
          <table:table-cell table:formula="of:=[.F$4]-[.F12]" office:value-type="float" office:value="287">
            <text:p>287</text:p>
          </table:table-cell>
          <table:table-cell table:style-name="ce1" table:formula="of:=[.G12]*[.$B$17]/1000*[.$B$19]" office:value-type="float" office:value="4.97386524065902">
            <text:p>4,97</text:p>
          </table:table-cell>
          <table:table-cell/>
          <table:table-cell office:value-type="float" office:value="58">
            <text:p>58</text:p>
          </table:table-cell>
          <table:table-cell table:formula="of:=[.J$4]-[.J12]" office:value-type="float" office:value="284">
            <text:p>284</text:p>
          </table:table-cell>
          <table:table-cell table:style-name="ce1" table:formula="of:=[.K12]*[.$B$17]/1000*[.$B$19]" office:value-type="float" office:value="4.92187361793436">
            <text:p>4,92</text:p>
          </table:table-cell>
          <table:table-cell/>
          <table:table-cell office:value-type="float" office:value="65">
            <text:p>65</text:p>
          </table:table-cell>
          <table:table-cell table:formula="of:=[.N$4]-[.N12]" office:value-type="float" office:value="277">
            <text:p>277</text:p>
          </table:table-cell>
          <table:table-cell table:style-name="ce1" table:formula="of:=[.O12]*[.$B$17]/1000*[.$B$19]" office:value-type="float" office:value="4.80055983157682">
            <text:p>4,80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S$4]-[.S12]" office:value-type="float" office:value="327">
            <text:p>327</text:p>
          </table:table-cell>
          <table:table-cell table:style-name="ce1" table:formula="of:=[.T12]*[.$B$17]/1000*[.$B$19]" office:value-type="float" office:value="5.6670868769878">
            <text:p>5,67</text:p>
          </table:table-cell>
          <table:table-cell/>
          <table:table-cell table:formula="of:=[.V$4]-[.V12]" office:value-type="float" office:value="342">
            <text:p>342</text:p>
          </table:table-cell>
          <table:table-cell table:style-name="ce1" table:formula="of:=[.W12]*[.$B$17]/1000*[.$B$19]" office:value-type="float" office:value="5.9270449906111">
            <text:p>5,93</text:p>
          </table:table-cell>
          <table:table-cell office:value-type="float" office:value="5">
            <text:p>5</text:p>
          </table:table-cell>
          <table:table-cell table:formula="of:=[.Y$4]-[.Y12]" office:value-type="float" office:value="337">
            <text:p>337</text:p>
          </table:table-cell>
          <table:table-cell table:style-name="ce1" table:formula="of:=[.Z12]*[.$B$17]/1000*[.$B$19]" office:value-type="float" office:value="5.84039228607">
            <text:p>5,84</text:p>
          </table:table-cell>
          <table:table-cell/>
          <table:table-cell table:formula="of:=[.AB$4]-[.AB12]" office:value-type="float" office:value="342">
            <text:p>342</text:p>
          </table:table-cell>
          <table:table-cell table:style-name="ce1" table:formula="of:=[.AC12]*[.$B$17]/1000*[.$B$19]" office:value-type="float" office:value="5.9270449906111">
            <text:p>5,93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>
            <text:p>VCC</text:p>
          </table:table-cell>
          <table:table-cell office:value-type="float" office:value="780">
            <text:p>780</text:p>
          </table:table-cell>
          <table:table-cell table:number-columns-repeated="28"/>
        </table:table-row>
        <table:table-row table:style-name="ro1">
          <table:table-cell office:value-type="string">
            <text:p>G [m/s²]</text:p>
          </table:table-cell>
          <table:table-cell office:value-type="float" office:value="9.81">
            <text:p>9,81</text:p>
          </table:table-cell>
          <table:table-cell table:number-columns-repeated="28"/>
        </table:table-row>
        <table:table-row table:style-name="ro1">
          <table:table-cell office:value-type="string">
            <text:p>Umfang [m]</text:p>
          </table:table-cell>
          <table:table-cell office:value-type="float" office:value="0.111">
            <text:p>0,111</text:p>
          </table:table-cell>
          <table:table-cell table:number-columns-repeated="28"/>
        </table:table-row>
        <table:table-row table:style-name="ro1">
          <table:table-cell office:value-type="string">
            <text:p>Radius [cm]</text:p>
          </table:table-cell>
          <table:table-cell table:style-name="ce1" table:formula="of:=[.B18]/2/PI()*100" office:value-type="float" office:value="1.76661986832004">
            <text:p>1,77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.00.0000</text:date>, <text:time style:data-style-name="N2" text:time-value="0000-00-00T19:53:11.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4:15:45.55</meta:creation-date>
    <dc:date>2013-02-02T21:53:16.29</dc:date>
    <meta:editing-duration>PT30S</meta:editing-duration>
    <meta:editing-cycles>2</meta:editing-cycles>
    <meta:generator>LibreOffice/3.6$Windows_x86 LibreOffice_project/2ef5aff-a6fb0ff-166bdff-cf087ad-0f1389</meta:generator>
    <meta:document-statistic meta:table-count="1" meta:cell-count="30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4 3 2 1" chart:style-name="ch1">
        <chart:title svg:x="7.467cm" svg:y="0.316cm" chart:style-name="ch2">
          <text:p>Tilda</text:p>
        </chart:title>
        <chart:subtitle svg:x="6.858cm" svg:y="1.275cm" chart:style-name="ch3">
          <text:p>Motor rechts</text:p>
        </chart:subtitle>
        <chart:legend chart:legend-position="end" svg:x="13.201cm" svg:y="3.402cm" style:legend-expansion="high" chart:style-name="ch4"/>
        <chart:plot-area chart:style-name="ch5" table:cell-range-address="Tabelle1.A4:Tabelle1.A12 Tabelle1.P2:Tabelle1.P2 Tabelle1.P4:Tabelle1.P12 Tabelle1.L2:Tabelle1.L2 Tabelle1.L4:Tabelle1.L12 Tabelle1.H2:Tabelle1.H2 Tabelle1.H4:Tabelle1.H12 Tabelle1.E2:Tabelle1.E2 Tabelle1.E4:Tabelle1.E12" chart:data-source-has-labels="row" svg:x="1.358cm" svg:y="2.318cm" svg:width="11.203cm" svg:height="5.494cm">
          <chartooo:coordinate-region svg:x="2.27cm" svg:y="2.53cm" svg:width="10.011cm" svg:height="4.609cm"/>
          <chart:axis chart:dimension="x" chart:name="primary-x" chart:style-name="ch6">
            <chart:title svg:x="5.949cm" svg:y="7.993cm" chart:style-name="ch7">
              <text:p>drive(rpower)</text:p>
            </chart:title>
          </chart:axis>
          <chart:axis chart:dimension="y" chart:name="primary-y" chart:style-name="ch8">
            <chart:title svg:x="0.451cm" svg:y="5.532cm" chart:style-name="ch9">
              <text:p>N*cm</text:p>
            </chart:title>
            <chart:grid chart:style-name="ch10" chart:class="major"/>
          </chart:axis>
          <chart:series chart:style-name="ch11" chart:values-cell-range-address="Tabelle1.P4:Tabelle1.P12" chart:label-cell-address="Tabelle1.P2:Tabelle1.P2" chart:class="chart:scatter">
            <chart:domain table:cell-range-address="Tabelle1.A4:Tabelle1.A12"/>
            <chart:data-point chart:repeated="9"/>
          </chart:series>
          <chart:series chart:style-name="ch12" chart:values-cell-range-address="Tabelle1.L4:Tabelle1.L12" chart:label-cell-address="Tabelle1.L2:Tabelle1.L2" chart:class="chart:scatter">
            <chart:data-point chart:repeated="9"/>
          </chart:series>
          <chart:series chart:style-name="ch13" chart:values-cell-range-address="Tabelle1.H4:Tabelle1.H12" chart:label-cell-address="Tabelle1.H2:Tabelle1.H2" chart:class="chart:scatter">
            <chart:data-point chart:repeated="9"/>
          </chart:series>
          <chart:series chart:style-name="ch14" chart:values-cell-range-address="Tabelle1.E4:Tabelle1.E12" chart:label-cell-address="Tabelle1.E2:Tabelle1.E2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500 Hz</text:p>
                <draw:g>
                  <svg:desc>Tabelle1.P2:Tabelle1.P2</svg:desc>
                </draw:g>
              </table:table-cell>
              <table:table-cell office:value-type="string">
                <text:p>2000 Hz</text:p>
                <draw:g>
                  <svg:desc>Tabelle1.L2:Tabelle1.L2</svg:desc>
                </draw:g>
              </table:table-cell>
              <table:table-cell office:value-type="string">
                <text:p>8000 Hz</text:p>
                <draw:g>
                  <svg:desc>Tabelle1.H2:Tabelle1.H2</svg:desc>
                </draw:g>
              </table:table-cell>
              <table:table-cell office:value-type="string">
                <text:p>16000 Hz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4:Tabelle1.A12</svg:desc>
                </draw:g>
              </table:table-cell>
              <table:table-cell office:value-type="float" office:value="0">
                <text:p>0</text:p>
                <draw:g>
                  <svg:desc>Tabelle1.P4:Tabelle1.P12</svg:desc>
                </draw:g>
              </table:table-cell>
              <table:table-cell office:value-type="float" office:value="0">
                <text:p>0</text:p>
                <draw:g>
                  <svg:desc>Tabelle1.L4:Tabelle1.L12</svg:desc>
                </draw:g>
              </table:table-cell>
              <table:table-cell office:value-type="float" office:value="0">
                <text:p>0</text:p>
                <draw:g>
                  <svg:desc>Tabelle1.H4:Tabelle1.H12</svg:desc>
                </draw:g>
              </table:table-cell>
              <table:table-cell office:value-type="float" office:value="0">
                <text:p>0</text:p>
                <draw:g>
                  <svg:desc>Tabelle1.E4:Tabelle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313786357537">
                <text:p>0.121313786357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21313786357537">
                <text:p>0.121313786357537</text:p>
              </table:table-cell>
              <table:table-cell office:value-type="float" office:value="0">
                <text:p>0</text:p>
              </table:table-cell>
              <table:table-cell office:value-type="float" office:value="0.121313786357537">
                <text:p>0.121313786357537</text:p>
              </table:table-cell>
              <table:table-cell office:value-type="float" office:value="0.242627572715074">
                <text:p>0.242627572715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11949736347952">
                <text:p>0.311949736347952</text:p>
              </table:table-cell>
              <table:table-cell office:value-type="float" office:value="0.121313786357537">
                <text:p>0.121313786357537</text:p>
              </table:table-cell>
              <table:table-cell office:value-type="float" office:value="0.207966490898635">
                <text:p>0.207966490898635</text:p>
              </table:table-cell>
              <table:table-cell office:value-type="float" office:value="0.433263522705489">
                <text:p>0.433263522705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27882718145222">
                <text:p>0.727882718145222</text:p>
              </table:table-cell>
              <table:table-cell office:value-type="float" office:value="0.433263522705489">
                <text:p>0.433263522705489</text:p>
              </table:table-cell>
              <table:table-cell office:value-type="float" office:value="0.329280277256172">
                <text:p>0.329280277256172</text:p>
              </table:table-cell>
              <table:table-cell office:value-type="float" office:value="0.554577309063027">
                <text:p>0.554577309063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6810624680973">
                <text:p>1.6810624680973</text:p>
              </table:table-cell>
              <table:table-cell office:value-type="float" office:value="1.00517137267674">
                <text:p>1.00517137267674</text:p>
              </table:table-cell>
              <table:table-cell office:value-type="float" office:value="0.554577309063027">
                <text:p>0.554577309063027</text:p>
              </table:table-cell>
              <table:table-cell office:value-type="float" office:value="0.727882718145222">
                <text:p>0.727882718145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89420033167267">
                <text:p>2.89420033167267</text:p>
              </table:table-cell>
              <table:table-cell office:value-type="float" office:value="2.54758951350828">
                <text:p>2.54758951350828</text:p>
              </table:table-cell>
              <table:table-cell office:value-type="float" office:value="1.07449353630961">
                <text:p>1.07449353630961</text:p>
              </table:table-cell>
              <table:table-cell office:value-type="float" office:value="1.7677151726384">
                <text:p>1.7677151726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420033167267">
                <text:p>2.89420033167267</text:p>
              </table:table-cell>
              <table:table-cell office:value-type="float" office:value="4.71390712703573">
                <text:p>4.71390712703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4.80055983157682">
                <text:p>4.80055983157682</text:p>
              </table:table-cell>
              <table:table-cell office:value-type="float" office:value="4.92187361793436">
                <text:p>4.92187361793436</text:p>
              </table:table-cell>
              <table:table-cell office:value-type="float" office:value="4.97386524065902">
                <text:p>4.97386524065902</text:p>
              </table:table-cell>
              <table:table-cell office:value-type="float" office:value="5.14717064974121">
                <text:p>5.14717064974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